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fa Slab One" svg:font-family="'Alfa Slab One'"/>
    <style:font-face style:name="Arial" svg:font-family="Arial"/>
    <style:font-face style:name="Raleway" svg:font-family="Raleway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14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4.957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5.853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044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4.059cm"/>
    </style:style>
    <style:style style:name="co11" style:family="table-column">
      <style:table-column-properties fo:break-before="auto" style:column-width="2.882cm"/>
    </style:style>
    <style:style style:name="ro1" style:family="table-row">
      <style:table-row-properties style:row-height="2.487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Roster">
      <style:table-properties table:display="true" style:writing-mode="lr-tb"/>
    </style:style>
    <style:style style:name="ta2" style:family="table" style:master-page-name="PageStyle_5f_Schedu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5722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5722" style:text-outline="false" style:text-line-through-style="none" style:text-line-through-type="none" style:font-name="Alfa Slab On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5722" style:text-outline="false" style:text-line-through-style="none" style:text-line-through-type="none" style:font-name="Raleway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aleway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3367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aleway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cccccc" style:rotation-align="none"/>
      <style:text-properties fo:color="#666666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aleway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8a095" style:text-outline="false" style:text-line-through-style="none" style:text-line-through-type="none" style:font-name="Raleway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5722" style:text-outline="false" style:text-line-through-style="none" style:text-line-through-type="none" style:font-name="Alfa Slab On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5722" style:text-outline="false" style:text-line-through-style="none" style:text-line-through-type="none" style:font-name="Raleway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aleway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aleway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aleway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>
      <style:table-cell-properties fo:background-color="#cccccc" style:rotation-align="none"/>
      <style:text-properties fo:color="#c9211e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3367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aleway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 style:data-style-name="N14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aleway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4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aleway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5722" style:text-outline="false" style:text-line-through-style="none" style:text-line-through-type="none" style:font-name="Alfa Slab On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aleway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3367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st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number-columns-repeated="5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Flashlight</text:p>
          </table:table-cell>
          <table:covered-table-cell table:number-columns-repeated="4"/>
          <table:table-cell table:style-name="ce7"/>
          <table:table-cell table:style-name="ce17"/>
          <table:table-cell table:style-name="ce17" office:value-type="float" office:value="2021" calcext:value-type="float">
            <text:p>2021</text:p>
          </table:table-cell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7" table:number-columns-repeated="6"/>
          <table:table-cell table:style-name="ce18" table:number-columns-repeated="2"/>
          <table:table-cell table:style-name="ce1"/>
          <table:table-cell table:number-columns-repeated="54"/>
        </table:table-row>
        <table:table-row table:style-name="ro3">
          <table:table-cell table:style-name="ce2"/>
          <table:table-cell table:style-name="ce8" office:value-type="string" calcext:value-type="string" table:number-columns-spanned="8" table:number-rows-spanned="1">
            <text:p>TEAM NAD</text:p>
          </table:table-cell>
          <table:covered-table-cell table:number-columns-repeated="7"/>
          <table:table-cell table:style-name="ce2"/>
          <table:table-cell table:number-columns-repeated="54"/>
        </table:table-row>
        <table:table-row table:style-name="ro4">
          <table:table-cell table:style-name="ce3"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Qua-ty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Datasheet</text:p>
          </table:table-cell>
          <table:table-cell table:style-name="ce23" office:value-type="string" calcext:value-type="string">
            <text:p>Notes</text:p>
          </table:table-cell>
          <table:table-cell table:style-name="ce3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vin</text:p>
          </table:table-cell>
          <table:table-cell table:style-name="ce12" office:value-type="string" calcext:value-type="string">
            <text:p>GRM21BR61E106MA73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<text:a xlink:href="https://www.chipdip.ru/product0/8001940268" xlink:type="simple">https://www.chipdip.ru/product0/8001940268 </text:a></text:p>
          </table:table-cell>
          <table:table-cell table:style-name="ce14" office:value-type="string" calcext:value-type="string">
            <text:p>130 * 2</text:p>
          </table:table-cell>
          <table:table-cell table:style-name="ce19" office:value-type="string" calcext:value-type="string">
            <text:p><text:a xlink:href="https://search.murata.co.jp/Ceramy/image/img/A01X/G101/ENG/GRM21BR61E106MA73-01.pdf" xlink:type="simple">https://search.murata.co.jp/Ceramy/image/img/A01X/G101/ENG/GRM21BR61E106MA73-01.pdf</text:a></text:p>
          </table:table-cell>
          <table:table-cell table:style-name="ce24" office:value-type="string" calcext:value-type="string">
            <text:p>10uF 0805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Rt</text:p>
          </table:table-cell>
          <table:table-cell table:style-name="ce12" office:value-type="string" calcext:value-type="string">
            <text:p>CRCW040260K4FKE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lcsc.com/product-detail/Chip-Resistor-Surface-Mount_Vishay-Intertech-CRCW040260K4FKED_C844314.html" xlink:type="simple">https://lcsc.com/product-detail/Chip-Resistor-Surface-Mount_Vishay-Intertech-CRCW040260K4FKED_C844314.html</text:a></text:p>
          </table:table-cell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<text:a xlink:href="https://www.vishay.com/docs/20035/dcrcwe3.pdf" xlink:type="simple">https://www.vishay.com/docs/20035/dcrcwe3.pdf</text:a></text:p>
          </table:table-cell>
          <table:table-cell table:style-name="ce24" office:value-type="string" calcext:value-type="string">
            <text:p>60.4k 0402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vcc</text:p>
          </table:table-cell>
          <table:table-cell table:style-name="ce12" office:value-type="string" calcext:value-type="string">
            <text:p>TMK212BJ474KD-T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lcsc.com/product-detail/Multilayer-Ceramic-Capacitors-MLCC-SMD-SMT_Taiyo-Yuden-TMK212BJ474KD-T_C386088.html" xlink:type="simple">https://lcsc.com/product-detail/Multilayer-Ceramic-Capacitors-MLCC-SMD-SMT_Taiyo-Yuden-TMK212BJ474KD-T_C386088.html</text:a></text:p>
          </table:table-cell>
          <table:table-cell table:style-name="ce14" office:value-type="string" calcext:value-type="string">
            <text:p>2*20</text:p>
          </table:table-cell>
          <table:table-cell table:style-name="ce19" office:value-type="string" calcext:value-type="string">
            <text:p><text:a xlink:href="https://ru.mouser.com/datasheet/2/396/mlcc02_e-1307760.pdf" xlink:type="simple">https://ru.mouser.com/datasheet/2/396/mlcc02_e-1307760.pdf</text:a></text:p>
          </table:table-cell>
          <table:table-cell table:style-name="ce24" office:value-type="string" calcext:value-type="string">
            <text:p>470nF 0805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adj</text:p>
          </table:table-cell>
          <table:table-cell table:style-name="ce12" office:value-type="string" calcext:value-type="string">
            <text:p>CL05C102JB5NNNC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lcsc.com/product-detail/Multilayer-Ceramic-Capacitors-MLCC-SMD-SMT_Samsung-Electro-Mechanics-CL05C102JB5NNNC_C307441.html" xlink:type="simple">https://lcsc.com/product-detail/Multilayer-Ceramic-Capacitors-MLCC-SMD-SMT_Samsung-Electro-Mechanics-CL05C102JB5NNNC_C307441.html</text:a></text:p>
          </table:table-cell>
          <table:table-cell table:style-name="ce14" office:value-type="string" calcext:value-type="string">
            <text:p>0.6*50</text:p>
          </table:table-cell>
          <table:table-cell table:style-name="ce19" office:value-type="string" calcext:value-type="string">
            <text:p><text:a xlink:href="https://datasheet.lcsc.com/lcsc/1810310921_Samsung-Electro-Mechanics-CL05C102JB5NNNC_C307441.pdf" xlink:type="simple">https://datasheet.lcsc.com/lcsc/1810310921_Samsung-Electro-Mechanics-CL05C102JB5NNNC_C307441.pdf</text:a></text:p>
          </table:table-cell>
          <table:table-cell table:style-name="ce24" office:value-type="string" calcext:value-type="string">
            <text:p>1nF 0402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adj</text:p>
          </table:table-cell>
          <table:table-cell table:style-name="ce12" office:value-type="string" calcext:value-type="string">
            <text:p>CRCW04023K16FKE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www.chipdip.ru/product0/8008399175" xlink:type="simple">https://www.chipdip.ru/product0/8008399175</text:a></text:p>
          </table:table-cell>
          <table:table-cell table:style-name="ce14" office:value-type="float" office:value="130" calcext:value-type="float">
            <text:p>130</text:p>
          </table:table-cell>
          <table:table-cell table:style-name="ce19" office:value-type="string" calcext:value-type="string">
            <text:p><text:a xlink:href="https://www.vishay.com/docs/20035/dcrcwe3.pdf" xlink:type="simple">https://www.vishay.com/docs/20035/dcrcwe3.pdf</text:a></text:p>
          </table:table-cell>
          <table:table-cell table:style-name="ce24" office:value-type="string" calcext:value-type="string">
            <text:p>3.16k 0402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table:number-columns-repeated="2"/>
          <table:table-cell table:style-name="ce12" office:value-type="string" calcext:value-type="string">
            <text:p>CR0603-FX-3161ELF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https://lcsc.com/product-detail/Chip-Resistor-Surface-Mount_BOURNS-CR0603-FX-3161ELF_C203516.html</text:p>
          </table:table-cell>
          <table:table-cell table:style-name="ce14" office:value-type="float" office:value="6" calcext:value-type="float">
            <text:p>6</text:p>
          </table:table-cell>
          <table:table-cell table:style-name="ce19"/>
          <table:table-cell table:style-name="ce24" office:value-type="string" calcext:value-type="string">
            <text:p>3.16k 0603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table:number-columns-repeated="2"/>
          <table:table-cell table:style-name="ce12" office:value-type="string" calcext:value-type="string">
            <text:p>0603WAF2941T5E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https://lcsc.com/product-detail/Chip-Resistor-Surface-Mount_UNI-ROYAL-Uniroyal-Elec-0603WAF2941T5E_C22909.html</text:p>
          </table:table-cell>
          <table:table-cell table:style-name="ce14" office:value-type="float" office:value="11" calcext:value-type="float">
            <text:p>11</text:p>
          </table:table-cell>
          <table:table-cell table:style-name="ce19"/>
          <table:table-cell table:style-name="ce24" office:value-type="string" calcext:value-type="string">
            <text:p>2.94k 0603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Rsns</text:p>
          </table:table-cell>
          <table:table-cell table:style-name="ce12" office:value-type="string" calcext:value-type="string">
            <text:p>RL3720WT-R010-F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www.chipdip.ru/product/rl3720wt-r010-f" xlink:type="simple">https://www.chipdip.ru/product/rl3720wt-r010-f</text:a></text:p>
          </table:table-cell>
          <table:table-cell table:style-name="ce14" office:value-type="float" office:value="92" calcext:value-type="float">
            <text:p>92</text:p>
          </table:table-cell>
          <table:table-cell table:style-name="ce19" office:value-type="string" calcext:value-type="string">
            <text:p><text:a xlink:href="https://static.chipdip.ru/lib/677/DOC011677925.pdf" xlink:type="simple">https://static.chipdip.ru/lib/677/DOC011677925.pdf</text:a></text:p>
          </table:table-cell>
          <table:table-cell table:style-name="ce24" office:value-type="string" calcext:value-type="string">
            <text:p>0.01 1508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table:number-columns-repeated="2"/>
          <table:table-cell table:style-name="ce12" office:value-type="string" calcext:value-type="string">
            <text:p>RL3720WT-R010-FNH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https://lcsc.com/product-detail/Chip-Resistor-Surface-Mount_Cyntec-RL3720WT-R010-FNH_C367339.html</text:p>
          </table:table-cell>
          <table:table-cell table:style-name="ce14" office:value-type="float" office:value="27" calcext:value-type="float">
            <text:p>27</text:p>
          </table:table-cell>
          <table:table-cell table:style-name="ce19" office:value-type="string" calcext:value-type="string">
            <text:p>https://datasheet.lcsc.com/lcsc/1912111437_Cyntec-RL3720WT-R010-FNH_C367339.pdf</text:p>
          </table:table-cell>
          <table:table-cell table:style-name="ce24" office:value-type="string" calcext:value-type="string">
            <text:p>0.01 1W SMD 1508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Q2 PMOS driver</text:p>
          </table:table-cell>
          <table:table-cell table:style-name="ce12" office:value-type="string" calcext:value-type="string">
            <text:p>CSD25402Q3A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csc.com/product-detail/MOSFETs_Texas-Instruments-CSD25402Q3A_C111356.html" xlink:type="simple">https://lcsc.com/product-detail/MOSFETs_Texas-Instruments-CSD25402Q3A_C111356.html</text:a></text:p>
          </table:table-cell>
          <table:table-cell table:style-name="ce14" office:value-type="float" office:value="100" calcext:value-type="float">
            <text:p>100</text:p>
          </table:table-cell>
          <table:table-cell table:style-name="ce19" office:value-type="string" calcext:value-type="string">
            <text:p><text:a xlink:href="https://www.ti.com/lit/ds/symlink/csd25402q3a.pdf" xlink:type="simple">https://www.ti.com/lit/ds/symlink/csd25402q3a.pdf</text:a></text:p>
          </table:table-cell>
          <table:table-cell table:style-name="ce20"/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D Schottky</text:p>
          </table:table-cell>
          <table:table-cell table:style-name="ce12" office:value-type="string" calcext:value-type="string">
            <text:p>MBRB4030T4G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www.chipdip.ru/product/mbrb4030t4g-schottky-diode-40a-30v-sw" xlink:type="simple">https://www.chipdip.ru/product/mbrb4030t4g-schottky-diode-40a-30v-sw</text:a></text:p>
          </table:table-cell>
          <table:table-cell table:style-name="ce14" office:value-type="float" office:value="480" calcext:value-type="float">
            <text:p>480</text:p>
          </table:table-cell>
          <table:table-cell table:style-name="ce19" office:value-type="string" calcext:value-type="string">
            <text:p><text:a xlink:href="https://static.chipdip.ru/lib/550/DOC012550016.pdf" xlink:type="simple">https://static.chipdip.ru/lib/550/DOC012550016.pdf</text:a></text:p>
          </table:table-cell>
          <table:table-cell table:style-name="ce24" office:value-type="string" calcext:value-type="string">
            <text:p>too expensive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Inductor</text:p>
          </table:table-cell>
          <table:table-cell table:style-name="ce12" office:value-type="string" calcext:value-type="string">
            <text:p>IHLP4040DZER2R2M01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lcsc.com/product-detail/Power-Inductors_Vishay-Intertech-IHLP4040DZER2R2M01_C499483.html" xlink:type="simple">https://lcsc.com/product-detail/Power-Inductors_Vishay-Intertech-IHLP4040DZER2R2M01_C499483.html</text:a></text:p>
          </table:table-cell>
          <table:table-cell table:style-name="ce14" office:value-type="float" office:value="104" calcext:value-type="float">
            <text:p>104</text:p>
          </table:table-cell>
          <table:table-cell table:style-name="ce19" office:value-type="string" calcext:value-type="string">
            <text:p><text:a xlink:href="https://datasheet.lcsc.com/lcsc/2003271205_Vishay-Intertech-IHLP4040DZER2R2M01_C499483.pdf" xlink:type="simple">https://datasheet.lcsc.com/lcsc/2003271205_Vishay-Intertech-IHLP4040DZER2R2M01_C499483.pdf</text:a></text:p>
          </table:table-cell>
          <table:table-cell table:style-name="ce24" office:value-type="string" calcext:value-type="string">
            <text:p>alternative: IHLP5050CEER2R2M01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ff</text:p>
          </table:table-cell>
          <table:table-cell table:style-name="ce12" office:value-type="string" calcext:value-type="string">
            <text:p>GRM2165C2A202JA01D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lcsc.com/product-detail/Multilayer-Ceramic-Capacitors-MLCC-SMD-SMT_Murata-Electronics-GRM2165C2A202JA01D_C710939.html" xlink:type="simple">https://lcsc.com/product-detail/Multilayer-Ceramic-Capacitors-MLCC-SMD-SMT_Murata-Electronics-GRM2165C2A202JA01D_C710939.html</text:a></text:p>
          </table:table-cell>
          <table:table-cell table:style-name="ce14" office:value-type="string" calcext:value-type="string">
            <text:p>2*20</text:p>
          </table:table-cell>
          <table:table-cell table:style-name="ce19" office:value-type="string" calcext:value-type="string">
            <text:p><text:a xlink:href="https://datasheet.lcsc.com/lcsc/2103161034_Murata-Electronics-GRM2165C2A202JA01D_C710939.pdf" xlink:type="simple">https://datasheet.lcsc.com/lcsc/2103161034_Murata-Electronics-GRM2165C2A202JA01D_C710939.pdf</text:a></text:p>
          </table:table-cell>
          <table:table-cell table:style-name="ce24" office:value-type="string" calcext:value-type="string">
            <text:p>2nF 0805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Rfb2</text:p>
          </table:table-cell>
          <table:table-cell table:style-name="ce12" office:value-type="string" calcext:value-type="string">
            <text:p>RC0201FR-0710KL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lcsc.com/product-detail/Chip-Resistor-Surface-Mount_YAGEO-RC0201FR-0710KL_C106225.html" xlink:type="simple">https://lcsc.com/product-detail/Chip-Resistor-Surface-Mount_YAGEO-RC0201FR-0710KL_C106225.html</text:a>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<text:a xlink:href="https://datasheet.lcsc.com/lcsc/1811101938_YAGEO-RC0201FR-0710KL_C106225.pdf" xlink:type="simple">https://datasheet.lcsc.com/lcsc/1811101938_YAGEO-RC0201FR-0710KL_C106225.pdf</text:a></text:p>
          </table:table-cell>
          <table:table-cell table:style-name="ce24" office:value-type="string" calcext:value-type="string">
            <text:p>10k 0201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fb1</text:p>
          </table:table-cell>
          <table:table-cell table:style-name="ce12" office:value-type="string" calcext:value-type="string">
            <text:p>RT0805BRD072K18L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www.digikey.be/product-detail/en/yageo/RT0805BRD072K18L/13-RT0805BRD072K18LCT-ND/12704381" xlink:type="simple">https://www.digikey.be/product-detail/en/yageo/RT0805BRD072K18L/13-RT0805BRD072K18LCT-ND/12704381</text:a></text:p>
          </table:table-cell>
          <table:table-cell table:style-name="ce14" office:value-type="string" calcext:value-type="string">
            <text:p>0.3 dollars</text:p>
          </table:table-cell>
          <table:table-cell table:style-name="ce20"/>
          <table:table-cell table:style-name="ce24" office:value-type="string" calcext:value-type="string">
            <text:p>2.18k 0805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Cout tantalum</text:p>
          </table:table-cell>
          <table:table-cell table:style-name="ce12" office:value-type="string" calcext:value-type="string">
            <text:p>10TPE47MAZB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<text:a xlink:href="https://lcsc.com/product-detail/Tantalum-Capacitors_PANASONIC-10TPE47MAZB_C147768.html" xlink:type="simple">https://lcsc.com/product-detail/Tantalum-Capacitors_PANASONIC-10TPE47MAZB_C147768.html</text:a></text:p>
          </table:table-cell>
          <table:table-cell table:style-name="ce14" office:value-type="float" office:value="45" calcext:value-type="float">
            <text:p>45</text:p>
          </table:table-cell>
          <table:table-cell table:style-name="ce19" office:value-type="string" calcext:value-type="string">
            <text:p><text:a xlink:href="https://datasheet.lcsc.com/lcsc/1810120928_PANASONIC-10TPE47MAZB_C147768.pdf" xlink:type="simple">https://datasheet.lcsc.com/lcsc/1810120928_PANASONIC-10TPE47MAZB_C147768.pdf</text:a></text:p>
          </table:table-cell>
          <table:table-cell table:style-name="ce24" office:value-type="string" calcext:value-type="string">
            <text:p>47uF CASE-B_3528</text:p>
          </table:table-cell>
          <table:table-cell table:style-name="ce4"/>
          <table:table-cell table:number-columns-repeated="54"/>
        </table:table-row>
        <table:table-row table:style-name="ro5">
          <table:table-cell table:style-name="ce4"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parallel</text:p>
          </table:table-cell>
          <table:table-cell table:style-name="ce12" office:value-type="string" calcext:value-type="string">
            <text:p>CR0603F3K00P05Z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ttps://lcsc.com/product-detail/Chip-Resistor-Surface-Mount_Ever-Ohms-Tech-CR0603F3K00P05Z_C881244.html</text:p>
          </table:table-cell>
          <table:table-cell table:style-name="ce12" office:value-type="float" office:value="14" calcext:value-type="float">
            <text:p>14</text:p>
          </table:table-cell>
          <table:table-cell table:style-name="ce21"/>
          <table:table-cell table:style-name="ce21" office:value-type="string" calcext:value-type="string">
            <text:p>3k 0603 100mW</text:p>
          </table:table-cell>
          <table:table-cell table:style-name="ce4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string" calcext:value-type="string">
            <text:p>0603WAF3091T5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Chip-Resistor-Surface-Mount_UNI-ROYAL-Uniroyal-Elec-0603WAF3091T5E_C22992.html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3" office:value-type="string" calcext:value-type="string">
            <text:p>3.1k 0603 100mW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string" calcext:value-type="string">
            <text:p>WR06X1501FT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Chip-Resistor-Surface-Mount_Walsin-Tech-Corp-WR06X1501FTL_C163839.html</text:p>
          </table:table-cell>
          <table:table-cell table:style-name="ce13" office:value-type="float" office:value="7" calcext:value-type="float">
            <text:p>7</text:p>
          </table:table-cell>
          <table:table-cell table:style-name="ce13"/>
          <table:table-cell table:style-name="ce13" office:value-type="string" calcext:value-type="string">
            <text:p>1.5k 0603 100mW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string" calcext:value-type="string">
            <text:p>RTT03102JTP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Chip-Resistor-Surface-Mount_RALEC-RTT03102JTP_C103209.html</text:p>
          </table:table-cell>
          <table:table-cell table:style-name="ce13" office:value-type="float" office:value="8" calcext:value-type="float">
            <text:p>8</text:p>
          </table:table-cell>
          <table:table-cell table:style-name="ce13"/>
          <table:table-cell table:style-name="ce13" office:value-type="string" calcext:value-type="string">
            <text:p>1k 0603 100mW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cushion</text:p>
          </table:table-cell>
          <table:table-cell table:style-name="ce13" office:value-type="string" calcext:value-type="string">
            <text:p>TyoHM SMF 3W 10R J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Chip-Resistor-Surface-Mount_TyoHM-SMF-3W-10R-J_C395115.html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string" calcext:value-type="string">
            <text:p>10Ω SMD 3W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string" calcext:value-type="string">
            <text:p>TyoHM SMF 3W 100R J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Chip-Resistor-Surface-Mount_TyoHM-SMF-3W-100R-J_C395118.html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string" calcext:value-type="string">
            <text:p>100Ω SMD 3W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Rvariable</text:p>
          </table:table-cell>
          <table:table-cell table:style-name="ce13" office:value-type="string" calcext:value-type="string">
            <text:p>VZ067TL1B30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Variable-Resistors-Potentiometers_HDK-Hokuriku-Elec-Industry-VZ067TL1B303_C145139.html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string" calcext:value-type="string">
            <text:p>https://datasheet.lcsc.com/lcsc/1810170429_HDK-Hokuriku-Elec-Industry-VZ067TL1B303_C145139.pdf</text:p>
          </table:table-cell>
          <table:table-cell table:style-name="ce13" office:value-type="string" calcext:value-type="string">
            <text:p>30k 0.1W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Mode switch</text:p>
          </table:table-cell>
          <table:table-cell table:style-name="ce13" office:value-type="string" calcext:value-type="string">
            <text:p>SS-12D06L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Slide-Switches_XKB-Connectivity-SS-12D06L5_C319015.html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https://datasheet.lcsc.com/lcsc/2110151630_XKB-Connectivity-SS-12D06L5_C319015.pdf</text:p>
          </table:table-cell>
          <table:table-cell table:style-name="ce13" office:value-type="string" calcext:value-type="string">
            <text:p>SPDT 250V 3A 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Relay</text:p>
          </table:table-cell>
          <table:table-cell table:style-name="ce13" office:value-type="string" calcext:value-type="string">
            <text:p>HFD4/24-S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Signal-Relays_HF-Xiamen-Hongfa-Electroacoustic-HFD4-24-SR_C390665.html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https://datasheet.lcsc.com/lcsc/1912111437_HF-Xiamen-Hongfa-Electroacoustic-HFD4-24-SR_C390665.pdf</text:p>
          </table:table-cell>
          <table:table-cell table:style-name="ce13" office:value-type="string" calcext:value-type="string">
            <text:p>SPDT 24V DC 2A non-blocking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MCU</text:p>
          </table:table-cell>
          <table:table-cell table:style-name="ce13" office:value-type="string" calcext:value-type="string">
            <text:p>PIC16F716-I/SO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www.chipdip.ru/product/pic16f716-i-so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string" calcext:value-type="string">
            <text:p>https://static.chipdip.ru/lib/046/DOC003046591.pdf</text:p>
          </table:table-cell>
          <table:table-cell table:style-name="ce13" office:value-type="string" calcext:value-type="string">
            <text:p>SOIC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DC-DC</text:p>
          </table:table-cell>
          <table:table-cell table:style-name="ce13" office:value-type="string" calcext:value-type="string">
            <text:p>AMS1117-5.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Linear-Voltage-Regulators-LDO_HGC-Huaguan-Semicon-AMS1117-5-0_C498116.html</text:p>
          </table:table-cell>
          <table:table-cell table:style-name="ce13" office:value-type="string" calcext:value-type="string">
            <text:p>7*5</text:p>
          </table:table-cell>
          <table:table-cell table:style-name="ce13" office:value-type="string" calcext:value-type="string">
            <text:p>https://datasheet.lcsc.com/lcsc/2005291002_HGC-Huaguan-Semicon-AMS1117-5-0_C498116.pdf</text:p>
          </table:table-cell>
          <table:table-cell table:style-name="ce13" office:value-type="string" calcext:value-type="string">
            <text:p>5V SOT223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rystal</text:p>
          </table:table-cell>
          <table:table-cell table:style-name="ce13" office:value-type="string" calcext:value-type="string">
            <text:p>X1E00034100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Crystals_Seiko-Epson-X1E0003410031_C725712.html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string" calcext:value-type="string">
            <text:p>https://datasheet.lcsc.com/lcsc/2008192035_Seiko-Epson-X1E0003410031_C725712.pdf</text:p>
          </table:table-cell>
          <table:table-cell table:style-name="ce13" office:value-type="string" calcext:value-type="string">
            <text:p>-40℃~+125℃ SMD3225-4P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Power connector</text:p>
          </table:table-cell>
          <table:table-cell table:style-name="ce54" office:value-type="string" calcext:value-type="string">
            <text:p>XT60PW-F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https://www.chipdip.ru/product/xt60pw-f</text:p>
          </table:table-cell>
          <table:table-cell table:style-name="ce54" office:value-type="float" office:value="320" calcext:value-type="float">
            <text:p>320</text:p>
          </table:table-cell>
          <table:table-cell table:style-name="ce63"/>
          <table:table-cell table:style-name="ce54"/>
          <table:table-cell table:style-name="ce5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string" calcext:value-type="string">
            <text:p>XT30PW-F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3" office:value-type="string" calcext:value-type="string">
            <text:p>bought on aliexpress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Temp sensor</text:p>
          </table:table-cell>
          <table:table-cell table:style-name="ce13" office:value-type="string" calcext:value-type="string">
            <text:p>LM60BIM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www.chipdip.ru/product0/8002949797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string" calcext:value-type="string">
            <text:p>https://static.chipdip.ru/lib/053/DOC006053227.pdf</text:p>
          </table:table-cell>
          <table:table-cell table:style-name="ce13" office:value-type="string" calcext:value-type="string">
            <text:p>SOT-23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Schottky 12V</text:p>
          </table:table-cell>
          <table:table-cell table:style-name="ce13" office:value-type="string" calcext:value-type="string">
            <text:p>1N5819W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Schottky-Barrier-Diodes-SBD_Guangdong-Hottech-1N5819WS_C191023.html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https://datasheet.lcsc.com/lcsc/1810202112_Guangdong-Hottech-1N5819WS_C191023.pdf</text:p>
          </table:table-cell>
          <table:table-cell table:style-name="ce13" office:value-type="string" calcext:value-type="string">
            <text:p>40V SOD-323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Power fuse</text:p>
          </table:table-cell>
          <table:table-cell table:style-name="ce13" office:value-type="float" office:value="121108" calcext:value-type="float">
            <text:p>12110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Fuses_TLC-Electronic-121108_C364828.html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https://datasheet.lcsc.com/lcsc/1912111437_TLC-Electronic-121108_C364828.pdf</text:p>
          </table:table-cell>
          <table:table-cell table:style-name="ce13" office:value-type="string" calcext:value-type="string">
            <text:p>Delay 8A 123mV 24V 10mΩ 1206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string" calcext:value-type="string">
            <text:p>12T.70000032AG12S1B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Fuses_Xucheng-Elec-12T-70000032AG12S1B02_C140481.html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https://datasheet.lcsc.com/lcsc/1809211025_Xucheng-Elec-12T-70000032AG12S1B02_C140481.pdf</text:p>
          </table:table-cell>
          <table:table-cell table:style-name="ce13" office:value-type="string" calcext:value-type="string">
            <text:p>Delay 7A 1206 32V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string" calcext:value-type="string">
            <text:p>12T.00100024AG12S1B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Fuses_Xucheng-Elec-12T-00100024AG12S1B02_C140482.html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https://datasheet.lcsc.com/lcsc/1809211025_Xucheng-Elec-12T-00100024AG12S1B02_C140482.pdf</text:p>
          </table:table-cell>
          <table:table-cell table:style-name="ce13" office:value-type="string" calcext:value-type="string">
            <text:p>Delay 10A 1206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string" calcext:value-type="string">
            <text:p>0458010.D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Fuses_Littelfuse-0458010-DR_C187564.html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https://datasheet.lcsc.com/lcsc/1810111822_Littelfuse-0458010-DR_C187564.pdf</text:p>
          </table:table-cell>
          <table:table-cell table:style-name="ce13" office:value-type="string" calcext:value-type="string">
            <text:p>Fast 10A 1206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LED fuse</text:p>
          </table:table-cell>
          <table:table-cell table:style-name="ce13" office:value-type="float" office:value="1211012" calcext:value-type="float">
            <text:p>12110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Fuses_TLC-Electronic-1211012_C364830.html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https://datasheet.lcsc.com/lcsc/1912111437_TLC-Electronic-1211012_C364830.pdf</text:p>
          </table:table-cell>
          <table:table-cell table:style-name="ce13" office:value-type="string" calcext:value-type="string">
            <text:p>Delay 12A 24V 5mΩ 1206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float" office:value="1211015" calcext:value-type="float">
            <text:p>12110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Fuses_TLC-Electronic-1211015_C364831.html</text:p>
          </table:table-cell>
          <table:table-cell table:style-name="ce13" office:value-type="float" office:value="31" calcext:value-type="float">
            <text:p>31</text:p>
          </table:table-cell>
          <table:table-cell table:style-name="ce13"/>
          <table:table-cell table:style-name="ce13" office:value-type="string" calcext:value-type="string">
            <text:p>Delay 15A 3.5mΩ 1206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string" calcext:value-type="string">
            <text:p>0501020.W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Fuses_Littelfuse-0501020-WR_C371157.html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https://datasheet.lcsc.com/lcsc/1912111437_Littelfuse-0501020-WR_C371157.pdf</text:p>
          </table:table-cell>
          <table:table-cell table:style-name="ce13" office:value-type="string" calcext:value-type="string">
            <text:p>Fast 20A 32V 58.88mV 1206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TVS D</text:p>
          </table:table-cell>
          <table:table-cell table:style-name="ce13" office:value-type="string" calcext:value-type="string">
            <text:p>SDC15.TC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span-style-background-color-ff0-TVS-span_SEMTECH-SDC15-TCT_C441849.html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https://datasheet.lcsc.com/lcsc/2004021403_SEMTECH-SDC15-TCT_C441849.pdf</text:p>
          </table:table-cell>
          <table:table-cell table:style-name="ce13" office:value-type="string" calcext:value-type="string">
            <text:p>10A BR=14.3V 12.8V 7Inch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Q1 PMOS Vin</text:p>
          </table:table-cell>
          <table:table-cell table:style-name="ce13" office:value-type="string" calcext:value-type="string">
            <text:p>YJS4407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MOSFETs_Yangzhou-Yangjie-Elec-Tech-YJS4407A_C919398.html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string" calcext:value-type="string">
            <text:p>https://www.21yangjie.com/ggs/mosfet/zdymosfet/YJS4407A.pdf</text:p>
          </table:table-cell>
          <table:table-cell table:style-name="ce13" office:value-type="string" calcext:value-type="string">
            <text:p>P-channel 30V 12A 10.5mΩ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ICSP header</text:p>
          </table:table-cell>
          <table:table-cell table:style-name="ce13" office:value-type="string" calcext:value-type="string">
            <text:p>B6B-EH-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www.chipdip.ru/product/b6b-eh-a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string" calcext:value-type="string">
            <text:p>https://static.chipdip.ru/lib/060/DOC000060471.pdf</text:p>
          </table:table-cell>
          <table:table-cell table:style-name="ce13" office:value-type="string" calcext:value-type="string">
            <text:p>6 pin JST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TH2 NTC</text:p>
          </table:table-cell>
          <table:table-cell table:style-name="ce13" office:value-type="string" calcext:value-type="string">
            <text:p>NCP18XW223J03RB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NTC-Thermistors_Murata-Electronics-NCP18XW223J03RB_C86144.html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https://datasheet.lcsc.com/lcsc/1810311126_Murata-Electronics-NCP18XW223J03RB_C86144.pdf</text:p>
          </table:table-cell>
          <table:table-cell table:style-name="ce13" office:value-type="string" calcext:value-type="string">
            <text:p>22kΩ 100mW 0603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 table:number-columns-repeated="3"/>
          <table:table-cell table:style-name="ce13" office:value-type="string" calcext:value-type="string">
            <text:p>ERTJ1VR333J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NTC-Thermistors_PANASONIC-ERTJ1VR333J_C153017.html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https://lcsc.com/product-detail/NTC-Thermistors_PANASONIC-ERTJ1VR333J_C153017.html</text:p>
          </table:table-cell>
          <table:table-cell table:style-name="ce13" office:value-type="string" calcext:value-type="string">
            <text:p>33kΩ 100mW 0603</text:p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Q3 NMOS</text:p>
          </table:table-cell>
          <table:table-cell table:style-name="ce13" office:value-type="string" calcext:value-type="string">
            <text:p>YJL2302B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MOSFETs_Yangzhou-Yangjie-Elec-Tech-YJL2302B_C699316.html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string" calcext:value-type="string">
            <text:p>https://datasheet.lcsc.com/lcsc/2007231239_Yangzhou-Yangjie-Elec-Tech-YJL2302B_C699316.pdf</text:p>
          </table:table-cell>
          <table:table-cell table:style-name="ce13" office:value-type="string" calcext:value-type="string">
            <text:p>20V 3A SOT-23-3L</text:p>
            <text:p>SOT-23-3L</text:p>
            <text:p/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Q4 NMOS</text:p>
          </table:table-cell>
          <table:table-cell table:style-name="ce13" office:value-type="string" calcext:value-type="string">
            <text:p>YJL2302B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MOSFETs_Yangzhou-Yangjie-Elec-Tech-YJL2302B_C699316.html</text:p>
          </table:table-cell>
          <table:table-cell table:style-name="ce13"/>
          <table:table-cell table:style-name="ce13" office:value-type="string" calcext:value-type="string">
            <text:p>https://datasheet.lcsc.com/lcsc/2007231239_Yangzhou-Yangjie-Elec-Tech-YJL2302B_C699316.pdf</text:p>
          </table:table-cell>
          <table:table-cell table:style-name="ce13" office:value-type="string" calcext:value-type="string">
            <text:p>SOT-23-3L</text:p>
            <text:p/>
          </table:table-cell>
          <table:table-cell table:style-name="ce5"/>
          <table:table-cell table:number-columns-repeated="54"/>
        </table:table-row>
        <table:table-row table:style-name="ro2">
          <table:table-cell table:style-name="ce5"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Flyback D</text:p>
          </table:table-cell>
          <table:table-cell table:style-name="ce13" office:value-type="string" calcext:value-type="string">
            <text:p>HD20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ttps://lcsc.com/product-detail/Diodes-General-Purpose_High-span-style-background-color-ff0-Diode-span-HD20G_C466497.html</text:p>
          </table:table-cell>
          <table:table-cell table:style-name="ce13" office:value-type="string" calcext:value-type="string">
            <text:p>3*10</text:p>
          </table:table-cell>
          <table:table-cell table:style-name="ce13" office:value-type="string" calcext:value-type="string">
            <text:p>https://datasheet.lcsc.com/lcsc/1912111437_High-Diode-HD20G_C466497.pdf</text:p>
          </table:table-cell>
          <table:table-cell table:style-name="ce13" office:value-type="string" calcext:value-type="string">
            <text:p>2kV 1A SMAG</text:p>
          </table:table-cell>
          <table:table-cell table:style-name="ce5"/>
          <table:table-cell table:number-columns-repeated="54"/>
        </table:table-row>
        <table:table-row table:style-name="ro3">
          <table:table-cell table:style-name="ce2"/>
          <table:table-cell table:style-name="ce11" table:number-columns-spanned="8" table:number-rows-spanned="1"/>
          <table:covered-table-cell table:number-columns-repeated="7"/>
          <table:table-cell table:style-name="ce2"/>
          <table:table-cell table:number-columns-repeated="54"/>
        </table:table-row>
        <table:table-row table:style-name="ro5">
          <table:table-cell table:style-name="ce4"/>
          <table:table-cell table:style-name="ce10" table:number-columns-repeated="2"/>
          <table:table-cell table:style-name="ce12" table:number-columns-repeated="4"/>
          <table:table-cell table:style-name="ce20" table:number-columns-repeated="2"/>
          <table:table-cell table:style-name="ce4"/>
          <table:table-cell table:number-columns-repeated="54"/>
        </table:table-row>
        <table:table-row table:style-name="ro6" table:number-rows-repeated="22">
          <table:table-cell table:style-name="ce5" table:number-columns-repeated="3"/>
          <table:table-cell table:style-name="ce13" table:number-columns-repeated="4"/>
          <table:table-cell table:style-name="ce22" table:number-columns-repeated="2"/>
          <table:table-cell table:style-name="ce5"/>
          <table:table-cell table:number-columns-repeated="54"/>
        </table:table-row>
        <table:table-row table:style-name="ro7" table:number-rows-repeated="1048500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chedule" table:style-name="ta2"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number-columns-repeated="5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Team Name</text:p>
          </table:table-cell>
          <table:covered-table-cell table:number-columns-repeated="3"/>
          <table:table-cell table:style-name="ce7"/>
          <table:table-cell table:style-name="ce33"/>
          <table:table-cell table:style-name="ce34" office:value-type="float" office:value="2016" calcext:value-type="float" table:number-columns-spanned="2" table:number-rows-spanned="1">
            <text:p>2016</text:p>
          </table:table-cell>
          <table:covered-table-cell/>
          <table:table-cell table:style-name="ce1"/>
          <table:table-cell table:number-columns-repeated="54"/>
        </table:table-row>
        <table:table-row table:style-name="ro2">
          <table:table-cell table:style-name="ce5" table:number-columns-repeated="10"/>
          <table:table-cell table:number-columns-repeated="54"/>
        </table:table-row>
        <table:table-row table:style-name="ro3">
          <table:table-cell table:style-name="ce2"/>
          <table:table-cell table:style-name="ce11" office:value-type="string" calcext:value-type="string" table:number-columns-spanned="6" table:number-rows-spanned="1">
            <text:p>SCHEDULE</text:p>
          </table:table-cell>
          <table:covered-table-cell table:number-columns-repeated="5"/>
          <table:table-cell table:style-name="ce2" table:number-columns-repeated="3"/>
          <table:table-cell table:number-columns-repeated="54"/>
        </table:table-row>
        <table:table-row table:style-name="ro4">
          <table:table-cell table:style-name="ce3"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ay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Location</text:p>
          </table:table-cell>
          <table:table-cell table:style-name="ce23" office:value-type="string" calcext:value-type="string">
            <text:p>Opponent</text:p>
          </table:table-cell>
          <table:table-cell table:style-name="ce23" office:value-type="string" calcext:value-type="string">
            <text:p>Home/Away</text:p>
          </table:table-cell>
          <table:table-cell table:style-name="ce23" office:value-type="string" calcext:value-type="string">
            <text:p>Notes</text:p>
          </table:table-cell>
          <table:table-cell table:style-name="ce37" office:value-type="string" calcext:value-type="string">
            <text:p>Score</text:p>
          </table:table-cell>
          <table:table-cell table:style-name="ce39"/>
          <table:table-cell table:number-columns-repeated="54"/>
        </table:table-row>
        <table:table-row table:style-name="ro5">
          <table:table-cell table:style-name="ce4"/>
          <table:table-cell table:style-name="ce25" office:value-type="date" office:date-value="2000-09-04" calcext:value-type="date">
            <text:p>Sep 4</text:p>
          </table:table-cell>
          <table:table-cell table:style-name="ce29" table:formula="of:=[.B5]" office:value-type="date" office:date-value="2000-09-04" calcext:value-type="date">
            <text:p>Monday</text:p>
          </table:table-cell>
          <table:table-cell table:style-name="ce31" office:value-type="time" office:time-value="PT13H00M00S" calcext:value-type="time">
            <text:p>1:00 PM</text:p>
          </table:table-cell>
          <table:table-cell table:style-name="ce32" office:value-type="string" calcext:value-type="string">
            <text:p>Park A - Field #1</text:p>
          </table:table-cell>
          <table:table-cell table:style-name="ce32" office:value-type="string" calcext:value-type="string">
            <text:p>Team 2</text:p>
          </table:table-cell>
          <table:table-cell table:style-name="ce32" office:value-type="string" calcext:value-type="string">
            <text:p>Home</text:p>
          </table:table-cell>
          <table:table-cell table:style-name="ce35"/>
          <table:table-cell table:style-name="ce38" office:value-type="string" calcext:value-type="string">
            <text:p>1-1</text:p>
          </table:table-cell>
          <table:table-cell table:style-name="ce40"/>
          <table:table-cell table:number-columns-repeated="54"/>
        </table:table-row>
        <table:table-row table:style-name="ro5">
          <table:table-cell table:style-name="ce4"/>
          <table:table-cell table:style-name="ce25"/>
          <table:table-cell table:style-name="ce29" table:formula="of:=[.B6]" office:value-type="date" office:date-value="1899-12-30" calcext:value-type="date">
            <text:p>Saturday</text:p>
          </table:table-cell>
          <table:table-cell table:style-name="ce31"/>
          <table:table-cell table:style-name="ce32" table:number-columns-repeated="3"/>
          <table:table-cell table:style-name="ce35"/>
          <table:table-cell table:style-name="ce38"/>
          <table:table-cell table:style-name="ce40"/>
          <table:table-cell table:number-columns-repeated="54"/>
        </table:table-row>
        <table:table-row table:style-name="ro5">
          <table:table-cell table:style-name="ce4"/>
          <table:table-cell table:style-name="ce25"/>
          <table:table-cell table:style-name="ce29" table:formula="of:=[.B7]" office:value-type="date" office:date-value="1899-12-30" calcext:value-type="date">
            <text:p>Saturday</text:p>
          </table:table-cell>
          <table:table-cell table:style-name="ce31"/>
          <table:table-cell table:style-name="ce32" table:number-columns-repeated="3"/>
          <table:table-cell table:style-name="ce35"/>
          <table:table-cell table:style-name="ce38"/>
          <table:table-cell table:style-name="ce40"/>
          <table:table-cell table:number-columns-repeated="54"/>
        </table:table-row>
        <table:table-row table:style-name="ro5">
          <table:table-cell table:style-name="ce4"/>
          <table:table-cell table:style-name="ce25"/>
          <table:table-cell table:style-name="ce29" table:formula="of:=[.B8]" office:value-type="date" office:date-value="1899-12-30" calcext:value-type="date">
            <text:p>Saturday</text:p>
          </table:table-cell>
          <table:table-cell table:style-name="ce31"/>
          <table:table-cell table:style-name="ce32" table:number-columns-repeated="3"/>
          <table:table-cell table:style-name="ce35"/>
          <table:table-cell table:style-name="ce38"/>
          <table:table-cell table:style-name="ce40"/>
          <table:table-cell table:number-columns-repeated="54"/>
        </table:table-row>
        <table:table-row table:style-name="ro5">
          <table:table-cell table:style-name="ce4"/>
          <table:table-cell table:style-name="ce25"/>
          <table:table-cell table:style-name="ce29" table:formula="of:=[.B9]" office:value-type="date" office:date-value="1899-12-30" calcext:value-type="date">
            <text:p>Saturday</text:p>
          </table:table-cell>
          <table:table-cell table:style-name="ce31"/>
          <table:table-cell table:style-name="ce32" table:number-columns-repeated="3"/>
          <table:table-cell table:style-name="ce35"/>
          <table:table-cell table:style-name="ce38"/>
          <table:table-cell table:style-name="ce40"/>
          <table:table-cell table:number-columns-repeated="54"/>
        </table:table-row>
        <table:table-row table:style-name="ro5">
          <table:table-cell table:style-name="ce4"/>
          <table:table-cell table:style-name="ce25"/>
          <table:table-cell table:style-name="ce29" table:formula="of:=[.B10]" office:value-type="date" office:date-value="1899-12-30" calcext:value-type="date">
            <text:p>Saturday</text:p>
          </table:table-cell>
          <table:table-cell table:style-name="ce31"/>
          <table:table-cell table:style-name="ce32" table:number-columns-repeated="3"/>
          <table:table-cell table:style-name="ce35"/>
          <table:table-cell table:style-name="ce38"/>
          <table:table-cell table:style-name="ce40"/>
          <table:table-cell table:number-columns-repeated="54"/>
        </table:table-row>
        <table:table-row table:style-name="ro5">
          <table:table-cell table:style-name="ce4"/>
          <table:table-cell table:style-name="ce25"/>
          <table:table-cell table:style-name="ce29" table:formula="of:=[.B11]" office:value-type="date" office:date-value="1899-12-30" calcext:value-type="date">
            <text:p>Saturday</text:p>
          </table:table-cell>
          <table:table-cell table:style-name="ce31"/>
          <table:table-cell table:style-name="ce32" table:number-columns-repeated="3"/>
          <table:table-cell table:style-name="ce35"/>
          <table:table-cell table:style-name="ce38"/>
          <table:table-cell table:style-name="ce40"/>
          <table:table-cell table:number-columns-repeated="54"/>
        </table:table-row>
        <table:table-row table:style-name="ro5">
          <table:table-cell table:style-name="ce4"/>
          <table:table-cell table:style-name="ce25"/>
          <table:table-cell table:style-name="ce29" table:formula="of:=[.B12]" office:value-type="date" office:date-value="1899-12-30" calcext:value-type="date">
            <text:p>Saturday</text:p>
          </table:table-cell>
          <table:table-cell table:style-name="ce31"/>
          <table:table-cell table:style-name="ce32" table:number-columns-repeated="3"/>
          <table:table-cell table:style-name="ce35"/>
          <table:table-cell table:style-name="ce38"/>
          <table:table-cell table:style-name="ce40"/>
          <table:table-cell table:number-columns-repeated="54"/>
        </table:table-row>
        <table:table-row table:style-name="ro5">
          <table:table-cell table:style-name="ce4"/>
          <table:table-cell table:style-name="ce25"/>
          <table:table-cell table:style-name="ce29" table:formula="of:=[.B13]" office:value-type="date" office:date-value="1899-12-30" calcext:value-type="date">
            <text:p>Saturday</text:p>
          </table:table-cell>
          <table:table-cell table:style-name="ce31"/>
          <table:table-cell table:style-name="ce32" table:number-columns-repeated="3"/>
          <table:table-cell table:style-name="ce35"/>
          <table:table-cell table:style-name="ce38"/>
          <table:table-cell table:style-name="ce40"/>
          <table:table-cell table:number-columns-repeated="54"/>
        </table:table-row>
        <table:table-row table:style-name="ro4">
          <table:table-cell table:style-name="ce5"/>
          <table:table-cell table:style-name="ce26"/>
          <table:table-cell table:style-name="ce29" table:formula="of:=[.B14]" office:value-type="date" office:date-value="1899-12-30" calcext:value-type="date">
            <text:p>Saturday</text:p>
          </table:table-cell>
          <table:table-cell table:style-name="ce30" table:number-columns-repeated="4"/>
          <table:table-cell table:style-name="ce26" table:number-columns-repeated="2"/>
          <table:table-cell table:style-name="ce5"/>
          <table:table-cell table:number-columns-repeated="54"/>
        </table:table-row>
        <table:table-row table:style-name="ro3">
          <table:table-cell table:style-name="ce2"/>
          <table:table-cell table:style-name="ce27"/>
          <table:table-cell table:style-name="ce29" table:formula="of:=[.B15]" office:value-type="date" office:date-value="1899-12-30" calcext:value-type="date">
            <text:p>Saturday</text:p>
          </table:table-cell>
          <table:table-cell table:style-name="ce27" table:number-columns-repeated="4"/>
          <table:table-cell table:style-name="ce26" table:number-columns-repeated="2"/>
          <table:table-cell table:style-name="ce2"/>
          <table:table-cell table:number-columns-repeated="54"/>
        </table:table-row>
        <table:table-row table:style-name="ro4">
          <table:table-cell table:style-name="ce3"/>
          <table:table-cell table:style-name="ce28"/>
          <table:table-cell table:style-name="ce29" table:formula="of:=[.B16]" office:value-type="date" office:date-value="1899-12-30" calcext:value-type="date">
            <text:p>Saturday</text:p>
          </table:table-cell>
          <table:table-cell table:style-name="ce28" table:number-columns-repeated="4"/>
          <table:table-cell table:style-name="ce36" table:number-columns-repeated="2"/>
          <table:table-cell table:style-name="ce3"/>
          <table:table-cell table:number-columns-repeated="54"/>
        </table:table-row>
        <table:table-row table:style-name="ro5">
          <table:table-cell table:style-name="ce4"/>
          <table:table-cell table:style-name="ce26"/>
          <table:table-cell table:style-name="ce29" table:formula="of:=[.B17]" office:value-type="date" office:date-value="1899-12-30" calcext:value-type="date">
            <text:p>Saturday</text:p>
          </table:table-cell>
          <table:table-cell table:style-name="ce30" table:number-columns-repeated="3"/>
          <table:table-cell table:style-name="ce20"/>
          <table:table-cell table:style-name="ce26" table:number-columns-repeated="2"/>
          <table:table-cell table:style-name="ce4"/>
          <table:table-cell table:number-columns-repeated="54"/>
        </table:table-row>
        <table:table-row table:style-name="ro6">
          <table:table-cell table:style-name="ce5"/>
          <table:table-cell table:style-name="ce26"/>
          <table:table-cell table:style-name="ce29" table:formula="of:=[.B18]" office:value-type="date" office:date-value="1899-12-30" calcext:value-type="date">
            <text:p>Saturday</text:p>
          </table:table-cell>
          <table:table-cell table:style-name="ce30" table:number-columns-repeated="3"/>
          <table:table-cell table:style-name="ce20"/>
          <table:table-cell table:style-name="ce26" table:number-columns-repeated="2"/>
          <table:table-cell table:style-name="ce5"/>
          <table:table-cell table:number-columns-repeated="54"/>
        </table:table-row>
        <table:table-row table:style-name="ro6">
          <table:table-cell table:style-name="ce5"/>
          <table:table-cell table:style-name="ce26"/>
          <table:table-cell table:style-name="ce29" table:formula="of:=[.B19]" office:value-type="date" office:date-value="1899-12-30" calcext:value-type="date">
            <text:p>Saturday</text:p>
          </table:table-cell>
          <table:table-cell table:style-name="ce30" table:number-columns-repeated="4"/>
          <table:table-cell table:style-name="ce26" table:number-columns-repeated="2"/>
          <table:table-cell table:style-name="ce5"/>
          <table:table-cell table:number-columns-repeated="54"/>
        </table:table-row>
        <table:table-row table:style-name="ro6">
          <table:table-cell table:style-name="ce5"/>
          <table:table-cell table:style-name="ce26"/>
          <table:table-cell table:style-name="ce30" table:number-columns-repeated="5"/>
          <table:table-cell table:style-name="ce26" table:number-columns-repeated="2"/>
          <table:table-cell table:style-name="ce5"/>
          <table:table-cell table:number-columns-repeated="54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  <table:database-ranges>
        <table:database-range table:name="Table_1" table:target-range-address="Roster.B5:Roster.I20" table:contains-header="false" table:orientation="column"/>
        <table:database-range table:name="Table_2" table:target-range-address="Roster.B53:Roster.I53" table:contains-header="false" table:orientation="column"/>
        <table:database-range table:name="Table_3" table:target-range-address="Schedule.B5:Schedule.I2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fa Slab One" svg:font-family="'Alfa Slab One'"/>
    <style:font-face style:name="Arial" svg:font-family="Arial"/>
    <style:font-face style:name="Raleway" svg:font-family="Raleway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month number:textual="true"/>
      <number:text> </number:text>
      <number:day/>
    </number:date-style>
    <number:date-style style:name="N141">
      <number:day-of-week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02:23:06.837805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ster" style:display-name="PageStyle_Ros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1-11-21T04:34:43.488067592</dc:date>
    <meta:editing-duration>PT4H24M30S</meta:editing-duration>
    <meta:editing-cycles>16</meta:editing-cycles>
    <meta:document-statistic meta:table-count="2" meta:cell-count="374" meta:object-count="0"/>
  </office:meta>
</office:document-meta>
</file>